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REGULAR VER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JUGATE TE VER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SIMPLE PAS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LK</text:p>
          </table:table-cell>
          <table:table-cell office:value-type="string" calcext:value-type="string">
            <text:p><text:span text:style-name="T1">I TALKED</text:span> ; YOU TALKED ;<text:span text:style-name="T1"> HE TALKED</text:span> ; SHE TALKED ;<text:span text:style-name="T1"> IT TALKED</text:span> ; WE TALKED ; <text:span text:style-name="T1">YOU TALKED</text:span> ; THEY TALK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I WALKED ; <text:span text:style-name="T1">YOU WALKED</text:span> ; HE WALKED ; <text:span text:style-name="T1">SHE WALKED</text:span> ; IT WALKED ; <text:span text:style-name="T1">WE WALKED</text:span> ; YOU WALKED, <text:span text:style-name="T1">THEY WALKED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<text:span text:style-name="T1">I PLAYED </text:span>; YOU PLAYED ; <text:span text:style-name="T1">HE PLAYED</text:span> ; SHE PLAYED ; <text:span text:style-name="T1">IT PLAYED</text:span> ; WE PLAYED ; <text:span text:style-name="T1">YOU PLAYED</text:span> ; THEY PLA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JOY</text:p>
          </table:table-cell>
          <table:table-cell table:style-name="ce1" office:value-type="string" calcext:value-type="string">
            <text:p>I ENJOYED ; <text:span text:style-name="T1">YOU ENJOYED</text:span> ; HE ENJOYED ; <text:span text:style-name="T1">SHE ENJOYED</text:span> ; IT ENJOYED ; <text:span text:style-name="T1">WE ENJOYED</text:span> ; YOU ENJOYED ; <text:span text:style-name="T1">THEY ENJOYED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KE</text:p>
          </table:table-cell>
          <table:table-cell office:value-type="string" calcext:value-type="string">
            <text:p><text:span text:style-name="T1">I BAKED </text:span>; YOU BAKED ; <text:span text:style-name="T1">HE BAKED</text:span> ; SHE BAKED ; <text:span text:style-name="T1">IT BAKED</text:span> ; WE BAKED ; <text:span text:style-name="T1">YOU BAKED</text:span> ; THEY BAK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VITE</text:p>
          </table:table-cell>
          <table:table-cell table:style-name="ce1" office:value-type="string" calcext:value-type="string">
            <text:p>I INVITED ; <text:span text:style-name="T1">YOU INVITED</text:span> ; HE INVITED ; <text:span text:style-name="T1">SHE INVITED</text:span> ; IT INVITED ; <text:span text:style-name="T1">WE INVITED</text:span> ; YOU INVITED ; <text:span text:style-name="T1">THEY INVITED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<text:span text:style-name="T1">I COPIED </text:span>; YOU COPIED ; <text:span text:style-name="T1">HE COPIED</text:span> ; SHE COPIED ; <text:span text:style-name="T1">IT COPIED</text:span> ; WE COPIED ; <text:span text:style-name="T1">YOU COPIED</text:span> ; THEY COP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IV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A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s" number:country="MX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s" number:country="MX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19:13.379000000</meta:creation-date>
    <dc:date>2021-10-27T20:39:35.031000000</dc:date>
    <meta:editing-duration>PT8M51S</meta:editing-duration>
    <meta:editing-cycles>1</meta:editing-cycles>
    <meta:document-statistic meta:table-count="1" meta:cell-count="24" meta:object-count="0"/>
    <meta:generator>LibreOffice/7.1.0.3$Windows_X86_64 LibreOffice_project/f6099ecf3d29644b5008cc8f48f42f4a40986e4c</meta:generator>
  </office:meta>
</office:document-meta>
</file>